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n d’année N</text:p>
          </table:table-cell>
          <table:table-cell office:value-type="string" calcext:value-type="string">
            <text:p>Fin d’année N+1</text:p>
          </table:table-cell>
          <table:table-cell office:value-type="string" calcext:value-type="string">
            <text:p>Fin d’année N+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ffre d’affaires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s variables</text:p>
          </table:table-cell>
          <table:table-cell table:formula="of:=PRODUCT([.B2];0.2)" office:value-type="float" office:value="200000" calcext:value-type="float">
            <text:p>200000</text:p>
          </table:table-cell>
          <table:table-cell table:formula="of:=PRODUCT([.C2];0.2)" office:value-type="float" office:value="240000" calcext:value-type="float">
            <text:p>240000</text:p>
          </table:table-cell>
          <table:table-cell table:formula="of:=PRODUCT([.D2];0.2)" office:value-type="float" office:value="300000" calcext:value-type="float">
            <text:p>3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s fixes</text:p>
          </table:table-cell>
          <table:table-cell table:number-columns-repeated="3" office:value-type="float" office:value="400000" calcext:value-type="float">
            <text:p>4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érets</text:p>
          </table:table-cell>
          <table:table-cell office:value-type="float" office:value="24000" calcext:value-type="float">
            <text:p>24000</text:p>
          </table:table-cell>
          <table:table-cell office:value-type="float" office:value="16461" calcext:value-type="float">
            <text:p>16461</text:p>
          </table:table-cell>
          <table:table-cell office:value-type="float" office:value="8470" calcext:value-type="float">
            <text:p>8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tissements de l’investissment N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sultat avant impôt</text:p>
          </table:table-cell>
          <table:table-cell table:formula="of:=ORG.LIBREOFFICE.RAWSUBTRACT([.B2];[.B3];[.B4];[.B5];[.B6])" office:value-type="float" office:value="276000" calcext:value-type="float">
            <text:p>276000</text:p>
          </table:table-cell>
          <table:table-cell table:formula="of:=ORG.LIBREOFFICE.RAWSUBTRACT([.C2];[.C3];[.C4];[.C5];[.C6])" office:value-type="float" office:value="443539" calcext:value-type="float">
            <text:p>443539</text:p>
          </table:table-cell>
          <table:table-cell table:formula="of:=ORG.LIBREOFFICE.RAWSUBTRACT([.D2];[.D3];[.D4];[.D5];[.D6])" office:value-type="float" office:value="691530" calcext:value-type="float">
            <text:p>69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formula="of:=ROUNDUP(PRODUCT([.B7];ROUND(IMDIV(1;3);5));0)" office:value-type="float" office:value="92000" calcext:value-type="float">
            <text:p>92000</text:p>
          </table:table-cell>
          <table:table-cell table:formula="of:=ROUNDUP(PRODUCT([.C7];ROUND(IMDIV(1;3);5));0)" office:value-type="float" office:value="147845" calcext:value-type="float">
            <text:p>147845</text:p>
          </table:table-cell>
          <table:table-cell table:formula="of:=ROUNDUP(PRODUCT([.D7];ROUND(IMDIV(1;3);5));0)" office:value-type="float" office:value="230508" calcext:value-type="float">
            <text:p>230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sultat net après IS</text:p>
          </table:table-cell>
          <table:table-cell table:formula="of:=ORG.LIBREOFFICE.RAWSUBTRACT([.B7];[.B8])" office:value-type="float" office:value="184000" calcext:value-type="float">
            <text:p>184000</text:p>
          </table:table-cell>
          <table:table-cell table:formula="of:=ORG.LIBREOFFICE.RAWSUBTRACT([.C7];[.C8])" office:value-type="float" office:value="295694" calcext:value-type="float">
            <text:p>295694</text:p>
          </table:table-cell>
          <table:table-cell table:formula="of:=ORG.LIBREOFFICE.RAWSUBTRACT([.D7];[.D8])" office:value-type="float" office:value="461022" calcext:value-type="float">
            <text:p>46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tissement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</text:p>
          </table:table-cell>
          <table:table-cell table:formula="of:=SUM([.B9];[.B10])" office:value-type="float" office:value="284000" calcext:value-type="float">
            <text:p>284000</text:p>
          </table:table-cell>
          <table:table-cell table:formula="of:=SUM([.C9];[.C10])" office:value-type="float" office:value="395694" calcext:value-type="float">
            <text:p>395694</text:p>
          </table:table-cell>
          <table:table-cell table:formula="of:=SUM([.D9];[.D10])" office:value-type="float" office:value="561022" calcext:value-type="float">
            <text:p>56102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Plan de financement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ébut année N</text:p>
          </table:table-cell>
          <table:table-cell office:value-type="string" calcext:value-type="string">
            <text:p>Fin année N</text:p>
          </table:table-cell>
          <table:table-cell office:value-type="string" calcext:value-type="string">
            <text:p>Fin Année N+1</text:p>
          </table:table-cell>
          <table:table-cell office:value-type="string" calcext:value-type="string">
            <text:p>Fin Année N+2</text:p>
          </table:table-cell>
          <table:table-cell/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ort</text:p>
          </table:table-cell>
          <table:table-cell office:value-type="float" office:value="600000" calcext:value-type="float">
            <text:p>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unt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F</text:p>
          </table:table-cell>
          <table:table-cell/>
          <table:table-cell table:formula="of:=[.B11]" office:value-type="float" office:value="284000" calcext:value-type="float">
            <text:p>284000</text:p>
          </table:table-cell>
          <table:table-cell table:formula="of:=[.C11]" office:value-type="float" office:value="395694" calcext:value-type="float">
            <text:p>395694</text:p>
          </table:table-cell>
          <table:table-cell table:formula="of:=[.D11]" office:value-type="float" office:value="561022" calcext:value-type="float">
            <text:p>561022</text:p>
          </table:table-cell>
          <table:table-cell/>
        </table:table-row>
        <table:table-row table:style-name="ro1">
          <table:table-cell office:value-type="string" calcext:value-type="string">
            <text:p>Variation BFR négati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1])" office:value-type="float" office:value="1000000" calcext:value-type="float">
            <text:p>1000000</text:p>
          </table:table-cell>
          <table:table-cell table:formula="of:=SUM([.C18:.C21])" office:value-type="float" office:value="284000" calcext:value-type="float">
            <text:p>284000</text:p>
          </table:table-cell>
          <table:table-cell table:formula="of:=SUM([.D18:.D21])" office:value-type="float" office:value="395694" calcext:value-type="float">
            <text:p>395694</text:p>
          </table:table-cell>
          <table:table-cell table:formula="of:=SUM([.E18:.E21])" office:value-type="float" office:value="561022" calcext:value-type="float">
            <text:p>56102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Emplo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quisitions</text:p>
          </table:table-cell>
          <table:table-cell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boursements</text:p>
          </table:table-cell>
          <table:table-cell/>
          <table:table-cell office:value-type="float" office:value="125644" calcext:value-type="float">
            <text:p>125644</text:p>
          </table:table-cell>
          <table:table-cell office:value-type="float" office:value="133183" calcext:value-type="float">
            <text:p>133183</text:p>
          </table:table-cell>
          <table:table-cell office:value-type="float" office:value="141174" calcext:value-type="float">
            <text:p>141174</text:p>
          </table:table-cell>
          <table:table-cell/>
        </table:table-row>
        <table:table-row table:style-name="ro1">
          <table:table-cell office:value-type="string" calcext:value-type="string">
            <text:p>Dividendes</text:p>
          </table:table-cell>
          <table:table-cell table:number-columns-repeated="2"/>
          <table:table-cell table:formula="of:=20%*[.B9]" office:value-type="float" office:value="36800" calcext:value-type="float">
            <text:p>36800</text:p>
          </table:table-cell>
          <table:table-cell table:formula="of:=ROUNDUP(20%*[.C9];0)" office:value-type="float" office:value="59139" calcext:value-type="float">
            <text:p>59139</text:p>
          </table:table-cell>
          <table:table-cell/>
        </table:table-row>
        <table:table-row table:style-name="ro1">
          <table:table-cell office:value-type="string" calcext:value-type="string">
            <text:p>Variation BFR positive</text:p>
          </table:table-cell>
          <table:table-cell table:formula="of:=[.B41]" office:value-type="float" office:value="100000" calcext:value-type="float">
            <text:p>100000</text:p>
          </table:table-cell>
          <table:table-cell table:formula="of:=[.C41]" office:value-type="float" office:value="20000" calcext:value-type="float">
            <text:p>20000</text:p>
          </table:table-cell>
          <table:table-cell table:formula="of:=[.D41]" office:value-type="float" office:value="30000" calcext:value-type="float">
            <text:p>30000</text:p>
          </table:table-cell>
          <table:table-cell table:formula="of:=[.E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5:.B28])" office:value-type="float" office:value="1000000" calcext:value-type="float">
            <text:p>1000000</text:p>
          </table:table-cell>
          <table:table-cell table:formula="of:=SUM([.C25:.C28])" office:value-type="float" office:value="145644" calcext:value-type="float">
            <text:p>145644</text:p>
          </table:table-cell>
          <table:table-cell table:formula="of:=SUM([.D25:.D28])" office:value-type="float" office:value="199983" calcext:value-type="float">
            <text:p>199983</text:p>
          </table:table-cell>
          <table:table-cell table:formula="of:=SUM([.E25:.E28])" office:value-type="float" office:value="200313" calcext:value-type="float">
            <text:p>20031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de</text:p>
          </table:table-cell>
          <table:table-cell table:formula="of:=[.B22]-[.B29]" office:value-type="float" office:value="0" calcext:value-type="float">
            <text:p>0</text:p>
          </table:table-cell>
          <table:table-cell table:formula="of:=[.C22]-[.C29]" office:value-type="float" office:value="138356" calcext:value-type="float">
            <text:p>138356</text:p>
          </table:table-cell>
          <table:table-cell table:formula="of:=[.D22]-[.D29]" office:value-type="float" office:value="195711" calcext:value-type="float">
            <text:p>195711</text:p>
          </table:table-cell>
          <table:table-cell table:formula="of:=[.E22]-[.E29]" office:value-type="float" office:value="360709" calcext:value-type="float">
            <text:p>360709</text:p>
          </table:table-cell>
          <table:table-cell/>
        </table:table-row>
        <table:table-row table:style-name="ro1">
          <table:table-cell office:value-type="string" calcext:value-type="string">
            <text:p>Trésorerie initiale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138356" calcext:value-type="float">
            <text:p>138356</text:p>
          </table:table-cell>
          <table:table-cell table:formula="of:=[.D33]" office:value-type="float" office:value="334067" calcext:value-type="float">
            <text:p>334067</text:p>
          </table:table-cell>
          <table:table-cell/>
        </table:table-row>
        <table:table-row table:style-name="ro1">
          <table:table-cell office:value-type="string" calcext:value-type="string">
            <text:p>Trésorerie finale</text:p>
          </table:table-cell>
          <table:table-cell table:formula="of:=[.B31]+[.B32]" office:value-type="float" office:value="0" calcext:value-type="float">
            <text:p>0</text:p>
          </table:table-cell>
          <table:table-cell table:formula="of:=[.C31]+[.C32]" office:value-type="float" office:value="138356" calcext:value-type="float">
            <text:p>138356</text:p>
          </table:table-cell>
          <table:table-cell table:formula="of:=[.D31]+[.D32]" office:value-type="float" office:value="334067" calcext:value-type="float">
            <text:p>334067</text:p>
          </table:table-cell>
          <table:table-cell table:formula="of:=[.E31]+[.E32]" office:value-type="float" office:value="694776" calcext:value-type="float">
            <text:p>69477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Tableau de variation du BFR</text:p>
          </table:table-cell>
          <table:covered-table-cell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ément</text:p>
          </table:table-cell>
          <table:table-cell office:value-type="string" calcext:value-type="string">
            <text:p>Début N</text:p>
          </table:table-cell>
          <table:table-cell office:value-type="string" calcext:value-type="string">
            <text:p>Fin 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table:number-columns-repeated="2"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BFR = 10 % CA</text:p>
          </table:table-cell>
          <table:table-cell/>
          <table:table-cell table:formula="of:=10%*[.C39]" office:value-type="float" office:value="100000" calcext:value-type="float">
            <text:p>100000</text:p>
          </table:table-cell>
          <table:table-cell table:formula="of:=10%*[.D39]" office:value-type="float" office:value="120000" calcext:value-type="float">
            <text:p>120000</text:p>
          </table:table-cell>
          <table:table-cell table:formula="of:=10%*[.E39]" office:value-type="float" office:value="150000" calcext:value-type="float">
            <text:p>150000</text:p>
          </table:table-cell>
          <table:table-cell table:formula="of:=10%*[.F39]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Variation BFR</text:p>
          </table:table-cell>
          <table:table-cell table:formula="of:=[.C40]-[.B40]" office:value-type="float" office:value="100000" calcext:value-type="float">
            <text:p>100000</text:p>
          </table:table-cell>
          <table:table-cell table:formula="of:=[.D40]-[.C40]" office:value-type="float" office:value="20000" calcext:value-type="float">
            <text:p>20000</text:p>
          </table:table-cell>
          <table:table-cell table:formula="of:=[.E40]-[.D40]" office:value-type="float" office:value="30000" calcext:value-type="float">
            <text:p>30000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G40]-[.F40]" office:value-type="float" office:value="-150000" calcext:value-type="float">
            <text:p>-15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Commentair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Les ressources couvrent largement les emplois. L'entreprise dispose d'une trésorerie en fin de projet de 694 773. Projet viable à réaliser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26:08.490876329</meta:creation-date>
    <dc:date>2018-05-23T11:39:17.636895115</dc:date>
    <meta:editing-duration>PT15M7S</meta:editing-duration>
    <meta:editing-cycles>4</meta:editing-cycles>
    <meta:generator>LibreOffice/6.0.4.2$Linux_X86_64 LibreOffice_project/00m0$Build-2</meta:generator>
    <meta:document-statistic meta:table-count="1" meta:cell-count="124" meta:object-count="0"/>
    <meta:user-defined meta:name="qrichtext">1</meta:user-defined>
  </office:meta>
</office:document-meta>
</file>